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Saira" svg:font-family="Saira, sans-serif, 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3b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Verdana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Verdana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2223b" fo:letter-spacing="normal" fo:font-style="normal"/>
    </style:style>
    <style:style style:name="T5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SS Cheatsheet – Text</text:p>
      <text:p text:style-name="P1"/>
      <text:p text:style-name="P2">Sections:</text:p>
      <text:list xml:id="list4674986798683121727" text:style-name="L1">
        <text:list-item>
          <text:p text:style-name="P3">Intro</text:p>
        </text:list-item>
        <text:list-item>
          <text:p text:style-name="P3">Text</text:p>
        </text:list-item>
        <text:list-item>
          <text:p text:style-name="P3">Font Styles</text:p>
        </text:list-item>
        <text:list-item>
          <text:p text:style-name="P3">Text Layout</text:p>
        </text:list-item>
      </text:list>
      <text:p text:style-name="P2"/>
      <text:p text:style-name="P4">[Section 1 = Intro]</text:p>
      <text:p text:style-name="P2"/>
      <text:p text:style-name="P6">The road so far...</text:p>
      <text:p text:style-name="P5"/>
      <text:p text:style-name="P2"><text:span text:style-name="T4">My series of cheatsheets have led me through the design process of laying out and positioning elements on the page, and how best to select the elements to apply styling. </text:span></text:p>
      <text:p text:style-name="P2"><text:span text:style-name="T4"/></text:p>
      <text:p text:style-name="P2"><text:span text:style-name="T4">Now that I have my building blocks in place and my background set it is time to look at a very simple but possibly the most important type of content on any project....the text.</text:span> </text:p>
      <text:p text:style-name="P2"/>
      <text:p text:style-name="P12"><text:bookmark text:name="docs-internal-guid-9113d7ea-7fff-18fe-822b-46c7a394b137"/>All text inside an element is all affected as one single entity (only &amp;lt;span&amp;gt;, &amp;lt;strong&lt;&amp;gt; , and similar, or pseudo-elements (::first-letter) can be used to style subsections of text)</text:p>
      <text:p text:style-name="Text_20_body"><text:line-break/></text:p>
      <text:p text:style-name="P4">[Section 2 = Text]</text:p>
      <text:p text:style-name="P2"/>
      <text:p text:style-name="P6">All things text</text:p>
      <text:p text:style-name="P2"/>
      <text:p text:style-name="P2">The majority of text will be written as plain text when coding in HTML but there are a few special characters to keep in mind.</text:p>
      <text:p text:style-name="P2"/>
      <text:p text:style-name="P2"/>
      <text:p text:style-name="P2"><text:bookmark text:name="docs-internal-guid-170d07d3-7fff-2ac4-ac89-1afcaf11d0ab"/><text:span text:style-name="T2">&lt;</text:span><text:span text:style-name="T1"> <text:tab/></text:span><text:span text:style-name="T2">&amp;lt;</text:span></text:p>
      <text:p text:style-name="P11"><text:span text:style-name="T2">&gt;</text:span><text:span text:style-name="T1"> </text:span><text:span text:style-name="T3"><text:tab/>&amp;gt;</text:span></text:p>
      <text:p text:style-name="P2"><text:span text:style-name="T1">“ <text:tab/></text:span><text:span text:style-name="T2">&amp;quot;</text:span></text:p>
      <text:p text:style-name="P2"><text:span text:style-name="T2">'</text:span><text:span text:style-name="T1"> <text:tab/></text:span><text:span text:style-name="T2">&amp;apos;</text:span></text:p>
      <text:p text:style-name="P2"><text:span text:style-name="T2">&amp;</text:span><text:span text:style-name="T1"> <text:tab/></text:span><text:span text:style-name="T2">&amp;amp;</text:span> </text:p>
      <text:p text:style-name="P2"/>
      <text:p text:style-name="P2"/>
      <text:p text:style-name="P4">[Section 3 = Font Style]</text:p>
      <text:p text:style-name="P4"/>
      <text:p text:style-name="P6">Font Style</text:p>
      <text:p text:style-name="P6"/>
      <text:p text:style-name="P9">Subsections:</text:p>
      <text:p text:style-name="P10">Font stack</text:p>
      <text:p text:style-name="P7"/>
      <text:p text:style-name="P2"/>
      <text:p text:style-name="P7"><text:soft-page-break/>Font Stack</text:p>
      <text:p text:style-name="P2"/>
      <text:p text:style-name="P2">At the most basic fonts are:</text:p>
      <text:p text:style-name="P2"/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8">San-serif</text:p>
      <text:p text:style-name="P8"/>
      <text:p text:style-name="P2">Arial</text:p>
      <text:p text:style-name="P2">Arial Black</text:p>
      <text:p text:style-name="P2">Arial Narrow</text:p>
      <text:p text:style-name="P2">Arial Rounded MT Bold</text:p>
      <text:p text:style-name="P2">Avant Garde</text:p>
      <text:p text:style-name="P2"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8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<text:soft-page-break/>Lucida Bright</text:p>
      <text:p text:style-name="P2">Palatino</text:p>
      <text:p text:style-name="P2">Perpetua</text:p>
      <text:p text:style-name="P2">Rockwell</text:p>
      <text:p text:style-name="P2">Rockwell Extra Bold</text:p>
      <text:p text:style-name="P2">Baskerville</text:p>
      <text:p text:style-name="P2">Times New Roman</text:p>
      <text:p text:style-name="P2"/>
      <text:p text:style-name="P8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/>
      <text:p text:style-name="P8">Fantasy</text:p>
      <text:p text:style-name="P2"/>
      <text:p text:style-name="P2">Copperplate</text:p>
      <text:p text:style-name="P2">Papyrus</text:p>
      <text:p text:style-name="P2"/>
      <text:p text:style-name="P8">Script</text:p>
      <text:p text:style-name="P2"/>
      <text:p text:style-name="P2">Brush Script MT</text:p>
      <text:p text:style-name="P2"/>
      <text:p text:style-name="P2">Font Stack example:</text:p>
      <text:p text:style-name="P2"/>
      <text:p text:style-name="P13"><text:bookmark text:name="docs-internal-guid-fdbc050c-7fff-1950-77dd-69c6fcffbdd6"/>p {</text:p>
      <text:p text:style-name="P13">font-family: “Trebuchet MS”, Verdana,sans-serif;</text:p>
      <text:p text:style-name="P13">}</text:p>
      <text:p text:style-name="P11"><text:line-break/></text:p>
      <text:p text:style-name="P5"/>
      <text:p text:style-name="P5"/>
      <text:p text:style-name="P5"/>
      <text:p text:style-name="P2"/>
      <text:p text:style-name="P4">[Section 4 = Text Layout]</text:p>
      <text:p text:style-name="P4"/>
      <text:p text:style-name="P4"/>
      <text:p text:style-name="P5">Text Layout</text:p>
      <text:p text:style-name="P5"/>
      <text:p text:style-name="P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Saira" svg:font-family="Saira, sans-serif, 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3-02T15:18:17.62</meta:creation-date>
    <dc:date>2021-03-02T15:58:05.19</dc:date>
    <dc:creator>Mary Ronan</dc:creator>
    <meta:editing-duration>PT39M44S</meta:editing-duration>
    <meta:editing-cycles>13</meta:editing-cycles>
    <meta:generator>OpenOffice/4.1.5$Win32 OpenOffice.org_project/415m1$Build-9789</meta:generator>
    <meta:document-statistic meta:table-count="0" meta:image-count="0" meta:object-count="0" meta:page-count="3" meta:paragraph-count="91" meta:word-count="315" meta:character-count="1788"/>
  </office:meta>
</office:document-meta>
</file>